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top="0.3cm" fo:margin-bottom="0cm"/>
    </style:style>
    <style:style style:name="P4" style:family="paragraph">
      <style:text-properties style:font-name="Liberation Mono"/>
    </style:style>
    <style:style style:name="P5" style:family="paragraph">
      <style:paragraph-properties fo:margin-left="1.1cm" fo:margin-right="0cm" fo:text-indent="0cm" style:text-autospace="none"/>
    </style:style>
    <style:style style:name="P6" style:family="paragraph">
      <style:paragraph-properties fo:margin-left="1.2cm" fo:margin-right="0cm" fo:text-indent="0cm" style:text-autospace="none"/>
    </style:style>
    <style:style style:name="P7" style:family="paragraph">
      <style:paragraph-properties style:text-autospace="none"/>
    </style:style>
    <style:style style:name="T1" style:family="text">
      <style:text-properties fo:font-size="40pt" fo:text-shadow="1pt 1pt" style:font-size-asian="40pt" style:font-size-complex="4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Liberation Mono"/>
    </style:style>
    <style:style style:name="T4" style:family="text">
      <style:text-properties style:font-name="Liberation Mono" fo:font-size="11pt" style:font-size-asian="11pt" style:font-size-complex="11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variant="normal" fo:text-transform="none" fo:color="#660099" style:text-outline="false" style:text-line-through-style="none" style:text-line-through-type="none" style:font-name="DejaVu Sans Mono" fo:font-size="15pt" fo:font-style="normal" fo:text-shadow="none" style:text-underline-style="none" style:letter-kerning="true" fo:background-color="transparent" style:font-name-asian="DejaVu Sans Mono" style:font-size-asian="15pt" style:font-style-asian="normal" style:font-name-complex="DejaVu Sans Mono" style:font-size-complex="15pt" style:font-style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DejaVu Sans Mono" fo:font-size="15pt" fo:font-style="normal" fo:text-shadow="none" style:text-underline-style="none" fo:font-weight="bold" style:letter-kerning="true" fo:background-color="transparent" style:font-name-asian="DejaVu Sans Mono" style:font-size-asian="15pt" style:font-style-asian="normal" style:font-weight-asian="bold" style:font-name-complex="DejaVu Sans Mono" style:font-size-complex="15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DejaVu Sans Mono" fo:font-size="15pt" fo:font-style="normal" fo:text-shadow="none" style:text-underline-style="none" style:letter-kerning="true" fo:background-color="transparent" style:font-name-asian="DejaVu Sans Mono" style:font-size-asian="15pt" style:font-style-asian="normal" style:font-name-complex="DejaVu Sans Mono" style:font-size-complex="15pt" style:font-style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8080" style:text-outline="false" style:text-line-through-style="none" style:text-line-through-type="none" style:font-name="DejaVu Sans Mono" fo:font-size="15pt" fo:font-style="normal" fo:text-shadow="none" style:text-underline-style="none" fo:font-weight="bold" style:letter-kerning="true" fo:background-color="transparent" style:font-name-asian="DejaVu Sans Mono" style:font-size-asian="15pt" style:font-style-asian="normal" style:font-weight-asian="bold" style:font-name-complex="DejaVu Sans Mono" style:font-size-complex="15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DejaVu Sans Mono" fo:font-size="15pt" fo:font-style="normal" fo:text-shadow="none" style:text-underline-style="none" fo:font-weight="normal" style:letter-kerning="true" fo:background-color="transparent" style:font-name-asian="DejaVu Sans Mono" style:font-size-asian="15pt" style:font-style-asian="normal" style:font-weight-asian="normal" style:font-name-complex="DejaVu Sans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Liberation Mono" fo:font-size="20pt" style:font-size-asian="20pt" style:font-size-complex="20pt"/>
    </style:style>
    <style:style style:name="T12" style:family="text">
      <style:text-properties fo:color="#ed1c24" style:font-name="Liberation Mono" fo:font-size="20pt" style:font-size-asian="20pt" style:font-size-complex="20pt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DejaVu Sans Mono" fo:font-size="14pt" fo:text-shadow="none" style:text-underline-style="none" fo:font-weight="bold" style:letter-kerning="true" fo:background-color="transparent" style:font-name-asian="DejaVu Sans Mono" style:font-size-asian="14pt" style:font-weight-asian="bold" style:font-name-complex="DejaVu Sans Mono" style:font-size-complex="14pt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990000" style:text-outline="false" style:text-line-through-style="none" style:text-line-through-type="none" style:font-name="DejaVu Sans Mono" fo:font-size="14pt" fo:text-shadow="none" style:text-underline-style="none" fo:font-weight="bold" style:letter-kerning="true" fo:background-color="transparent" style:font-name-asian="DejaVu Sans Mono" style:font-size-asian="14pt" style:font-weight-asian="bold" style:font-name-complex="DejaVu Sans Mono" style:font-size-complex="14pt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DejaVu Sans Mono" fo:font-size="14pt" fo:text-shadow="none" style:text-underline-style="none" style:letter-kerning="true" fo:background-color="transparent" style:font-name-asian="DejaVu Sans Mono" style:font-size-asian="14pt" style:font-name-complex="DejaVu Sans Mono" style:font-size-complex="14pt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999988" style:text-outline="false" style:text-line-through-style="none" style:text-line-through-type="none" style:font-name="DejaVu Sans Mono" fo:font-size="14pt" fo:font-style="italic" fo:text-shadow="none" style:text-underline-style="none" style:letter-kerning="true" fo:background-color="transparent" style:font-name-asian="DejaVu Sans Mono" style:font-size-asian="14pt" style:font-style-asian="italic" style:font-name-complex="DejaVu Sans Mono" style:font-size-complex="14pt" style:font-style-complex="italic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DejaVu Sans Mono" fo:font-size="14pt" fo:font-style="normal" fo:text-shadow="none" style:text-underline-style="none" fo:font-weight="bold" style:letter-kerning="true" fo:background-color="transparent" style:font-name-asian="DejaVu Sans Mono" style:font-size-asian="14pt" style:font-style-asian="normal" style:font-weight-asian="bold" style:font-name-complex="DejaVu Sans Mono" style:font-size-complex="1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DejaVu Sans Mono" fo:font-size="14pt" fo:font-style="normal" fo:text-shadow="none" style:text-underline-style="none" style:letter-kerning="true" fo:background-color="transparent" style:font-name-asian="DejaVu Sans Mono" style:font-size-asian="14pt" style:font-style-asian="normal" style:font-name-complex="DejaVu Sans Mono" style:font-size-complex="14pt" style:font-style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9999" style:text-outline="false" style:text-line-through-style="none" style:text-line-through-type="none" style:font-name="DejaVu Sans Mono" fo:font-size="14pt" fo:font-style="normal" fo:text-shadow="none" style:text-underline-style="none" style:letter-kerning="true" fo:background-color="transparent" style:font-name-asian="DejaVu Sans Mono" style:font-size-asian="14pt" style:font-style-asian="normal" style:font-name-complex="DejaVu Sans Mono" style:font-size-complex="14pt" style:font-style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86b3" style:text-outline="false" style:text-line-through-style="none" style:text-line-through-type="none" style:font-name="DejaVu Sans Mono" fo:font-size="14pt" fo:font-style="normal" fo:text-shadow="none" style:text-underline-style="none" style:letter-kerning="true" fo:background-color="transparent" style:font-name-asian="DejaVu Sans Mono" style:font-size-asian="14pt" style:font-style-asian="normal" style:font-name-complex="DejaVu Sans Mono" style:font-size-complex="14pt" style:font-style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9999" style:text-outline="false" style:text-line-through-style="none" style:text-line-through-type="none" style:font-name="DejaVu Sans Mono" fo:font-size="14pt" fo:font-style="normal" fo:text-shadow="none" style:text-underline-style="none" fo:font-weight="normal" style:letter-kerning="true" fo:background-color="transparent" style:font-name-asian="DejaVu Sans Mono" style:font-size-asian="14pt" style:font-style-asian="normal" style:font-weight-asian="normal" style:font-name-complex="DejaVu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DejaVu Sans Mono" fo:font-size="12pt" fo:text-shadow="none" style:text-underline-style="none" fo:font-weight="bold" style:letter-kerning="true" fo:background-color="transparent" style:font-name-asian="DejaVu Sans Mono" style:font-size-asian="12pt" style:font-weight-asian="bold" style:font-name-complex="DejaVu Sans Mono" style:font-size-complex="12pt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DejaVu Sans Mono" fo:font-size="12pt" fo:text-shadow="none" style:text-underline-style="none" style:letter-kerning="true" fo:background-color="transparent" style:font-name-asian="DejaVu Sans Mono" style:font-size-asian="12pt" style:font-name-complex="DejaVu Sans Mono" style:font-size-complex="12pt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990000" style:text-outline="false" style:text-line-through-style="none" style:text-line-through-type="none" style:font-name="DejaVu Sans Mono" fo:font-size="12pt" fo:text-shadow="none" style:text-underline-style="none" fo:font-weight="bold" style:letter-kerning="true" fo:background-color="transparent" style:font-name-asian="DejaVu Sans Mono" style:font-size-asian="12pt" style:font-weight-asian="bold" style:font-name-complex="DejaVu Sans Mono" style:font-size-complex="12pt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DejaVu Sans Mono" fo:font-size="12pt" fo:font-style="italic" fo:text-shadow="none" style:text-underline-style="none" style:letter-kerning="true" fo:background-color="transparent" style:font-name-asian="DejaVu Sans Mono" style:font-size-asian="12pt" style:font-style-asian="italic" style:font-name-complex="DejaVu Sans Mono" style:font-size-complex="12pt" style:font-style-complex="italic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999988" style:text-outline="false" style:text-line-through-style="none" style:text-line-through-type="none" style:font-name="DejaVu Sans Mono" fo:font-size="12pt" fo:font-style="italic" fo:text-shadow="none" style:text-underline-style="none" style:letter-kerning="true" fo:background-color="transparent" style:font-name-asian="DejaVu Sans Mono" style:font-size-asian="12pt" style:font-style-asian="italic" style:font-name-complex="DejaVu Sans Mono" style:font-size-complex="12pt" style:font-style-complex="italic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8080" style:text-outline="false" style:text-line-through-style="none" style:text-line-through-type="none" style:font-name="DejaVu Sans Mono" fo:font-size="12pt" fo:text-shadow="none" style:text-underline-style="none" fo:font-weight="bold" style:letter-kerning="true" fo:background-color="transparent" style:font-name-asian="DejaVu Sans Mono" style:font-size-asian="12pt" style:font-weight-asian="bold" style:font-name-complex="DejaVu Sans Mono" style:font-size-complex="12pt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660099" style:text-outline="false" style:text-line-through-style="none" style:text-line-through-type="none" style:font-name="DejaVu Sans Mono" fo:font-size="12pt" fo:text-shadow="none" style:text-underline-style="none" style:letter-kerning="true" fo:background-color="transparent" style:font-name-asian="DejaVu Sans Mono" style:font-size-asian="12pt" style:font-name-complex="DejaVu Sans Mono" style:font-size-complex="12pt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86b3" style:text-outline="false" style:text-line-through-style="none" style:text-line-through-type="none" style:font-name="DejaVu Sans Mono" fo:font-size="12pt" fo:text-shadow="none" style:text-underline-style="none" style:letter-kerning="true" fo:background-color="transparent" style:font-name-asian="DejaVu Sans Mono" style:font-size-asian="12pt" style:font-name-complex="DejaVu Sans Mono" style:font-size-complex="12pt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DejaVu Sans Mono" fo:font-size="12pt" fo:font-style="normal" fo:text-shadow="none" style:text-underline-style="none" fo:font-weight="bold" style:letter-kerning="true" fo:background-color="transparent" style:font-name-asian="DejaVu Sans Mono" style:font-size-asian="12pt" style:font-style-asian="normal" style:font-weight-asian="bold" style:font-name-complex="DejaVu Sans Mono" style:font-size-complex="12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DejaVu Sans Mono" fo:font-size="12pt" fo:font-style="normal" fo:text-shadow="none" style:text-underline-style="none" style:letter-kerning="true" fo:background-color="transparent" style:font-name-asian="DejaVu Sans Mono" style:font-size-asian="12pt" style:font-style-asian="normal" style:font-name-complex="DejaVu Sans Mono" style:font-size-complex="12pt" style:font-style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9999" style:text-outline="false" style:text-line-through-style="none" style:text-line-through-type="none" style:font-name="DejaVu Sans Mono" fo:font-size="12pt" fo:font-style="normal" fo:text-shadow="none" style:text-underline-style="none" style:letter-kerning="true" fo:background-color="transparent" style:font-name-asian="DejaVu Sans Mono" style:font-size-asian="12pt" style:font-style-asian="normal" style:font-name-complex="DejaVu Sans Mono" style:font-size-complex="12pt" style:font-style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86b3" style:text-outline="false" style:text-line-through-style="none" style:text-line-through-type="none" style:font-name="DejaVu Sans Mono" fo:font-size="12pt" fo:font-style="normal" fo:text-shadow="none" style:text-underline-style="none" style:letter-kerning="true" fo:background-color="transparent" style:font-name-asian="DejaVu Sans Mono" style:font-size-asian="12pt" style:font-style-asian="normal" style:font-name-complex="DejaVu Sans Mono" style:font-size-complex="12pt" style:font-style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8080" style:text-outline="false" style:text-line-through-style="none" style:text-line-through-type="none" style:font-name="DejaVu Sans Mono" fo:font-size="12pt" fo:font-style="normal" fo:text-shadow="none" style:text-underline-style="none" fo:font-weight="bold" style:letter-kerning="true" fo:background-color="transparent" style:font-name-asian="DejaVu Sans Mono" style:font-size-asian="12pt" style:font-style-asian="normal" style:font-weight-asian="bold" style:font-name-complex="DejaVu Sans Mono" style:font-size-complex="12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fo:background-color="transparent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019-11-11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Console scripts</text:span></text:p>
            <text:p/>
            <text:p><text:span text:style-name="T2">Or: How to execute your scripts in a termina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Others do it, but how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stall Jupyter notebooks in a virtual env</text:p>
                <text:p><text:span text:style-name="T3">pip install jupyter</text:span></text:p>
                <text:p><text:span text:style-name="T3"/></text:p>
              </text:list-item>
              <text:list-item>
                <text:p>Content of &lt;venv&gt;/bin</text:p>
                <text:p><text:span text:style-name="T3">activate <text:s text:c="9"/>jupyter-bundlerextension <text:s/>jupyter-trust</text:span></text:p>
                <text:p><text:span text:style-name="T3">activate.csh <text:s text:c="5"/>jupyter-console <text:s text:c="10"/>pip</text:span></text:p>
                <text:p><text:span text:style-name="T3">activate.fish <text:s text:c="4"/>jupyter-kernel <text:s text:c="11"/>pip3</text:span></text:p>
                <text:p><text:span text:style-name="T3">activate_this.py <text:s/>jupyter-kernelspec <text:s text:c="7"/>pip3.7</text:span></text:p>
                <text:p><text:span text:style-name="T3">easy_install <text:s text:c="5"/>jupyter-migrate <text:s text:c="10"/>pygmentize</text:span></text:p>
                <text:p><text:span text:style-name="T3">easy_install-3.7 <text:s/>jupyter-nbconvert <text:s text:c="8"/>python</text:span></text:p>
                <text:p><text:span text:style-name="T3">iptest <text:s text:c="11"/>jupyter-nbextension <text:s text:c="6"/>python3</text:span></text:p>
                <text:p><text:span text:style-name="T3">iptest3 <text:s text:c="10"/>jupyter-notebook <text:s text:c="9"/>python3.7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cript content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p text:style-name="P3"><text:span text:style-name="T4">#!/home/fracpete/documents/hampug/meetings/2019/2019-11-11/console_scripts/venvnb/bin/python3.7</text:span></text:p>
            <text:p text:style-name="P3"><text:span text:style-name="T4"># -*- coding: utf-8 -*-</text:span></text:p>
            <text:p text:style-name="P3"><text:span text:style-name="T4">import re</text:span></text:p>
            <text:p text:style-name="P3"><text:span text:style-name="T4">import sys</text:span></text:p>
            <text:p text:style-name="P3"><text:span text:style-name="T4">from notebook.notebookapp import main</text:span></text:p>
            <text:p text:style-name="P3"><text:span text:style-name="T4">if __name__ == '__main__':</text:span></text:p>
            <text:p text:style-name="P3"><text:span text:style-name="T4"><text:s text:c="4"/></text:span><text:span text:style-name="T4">sys.argv[0] = re.sub(r'(-script\.pyw|\.exe)?$', '', sys.argv[0])</text:span></text:p>
            <text:p text:style-name="P3"><text:span text:style-name="T4"><text:s text:c="4"/></text:span><text:span text:style-name="T4">sys.exit(main())</text:span></text:p>
            <text:p text:style-name="P4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etup tool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“setup.py” defines requirements, packages, etc</text:p>
              </text:list-item>
              <text:list-item>
                <text:p>See previous talk</text:p>
                <text:list>
                  <text:list-header>
                    <text:p><text:span text:style-name="T5"><text:a xlink:href="https://github.com/HamPUG/meetings/tree/master/2018/2018-02-12/setuptools_pypi_mkdocs" xlink:type="simple">https://github.com/HamPUG/meetings/tree/master/2018/2018-02-12/setuptools_pypi_mkdocs</text:a></text:span></text:p>
                  </text:list-header>
                </text:list>
              </text:list-item>
              <text:list-item>
                <text:p>We are using the “console_scripts” entry point</text:p>
                <text:list>
                  <text:list-header>
                    <text:p><text:span text:style-name="T5"><text:a xlink:href="https://python-packaging.readthedocs.io/en/latest/command-line-scripts.html#the-console-scripts-entry-point" xlink:type="simple">https://python-packaging.readthedocs.io/en/latest/command-line-scripts.html#the-console-scripts-entry-point</text:a>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etup.p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dd “entry_points” section:</text:p>
              </text:list-item>
            </text:list>
            <text:p text:style-name="P5"><text:span text:style-name="T6">entry_points</text:span><text:span text:style-name="T7">=</text:span><text:span text:style-name="T8">{</text:span><text:span text:style-name="T8"><text:line-break/></text:span><text:span text:style-name="T8"> <text:s text:c="3"/></text:span><text:span text:style-name="T9">"console_scripts"</text:span><text:span text:style-name="T7">: </text:span><text:span text:style-name="T8">[</text:span><text:span text:style-name="T8"><text:line-break/></text:span><text:span text:style-name="T8"> <text:s text:c="7"/></text:span><text:span text:style-name="T9">"msdp-hello=msdp.hello:sys_main"</text:span><text:span text:style-name="T10">,</text:span><text:span text:style-name="T10"><text:line-break/></text:span><text:span text:style-name="T10"> <text:s text:c="3"/>]</text:span><text:span text:style-name="T10"><text:line-break/></text:span><text:span text:style-name="T10">}</text:span></text:p>
            <text:list text:continue-numbering="true" text:style-name="L2">
              <text:list-item>
                <text:p>Format:</text:p>
                <text:list>
                  <text:list-header>
                    <text:p><text:span text:style-name="T11">script_name</text:span><text:span text:style-name="T12">=</text:span><text:span text:style-name="T11">package</text:span><text:span text:style-name="T12">.</text:span><text:span text:style-name="T11">module</text:span><text:span text:style-name="T12">:</text:span><text:span text:style-name="T11">method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etho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ust return an int, to be used as exit code</text:p>
              </text:list-item>
              <text:list-item>
                <text:p>Calls the same method that “__main__” uses</text:p>
              </text:list-item>
              <text:list-item>
                <text:p>Example:</text:p>
              </text:list-item>
            </text:list>
            <text:p text:style-name="P6"><text:span text:style-name="T13">def </text:span><text:span text:style-name="T14">sys_main</text:span><text:span text:style-name="T15">()</text:span><text:span text:style-name="T13">:</text:span><text:span text:style-name="T13"><text:line-break/></text:span><text:span text:style-name="T16"> <text:s text:c="3"/></text:span><text:span text:style-name="T17">try:</text:span><text:span text:style-name="T17"><text:line-break/></text:span><text:span text:style-name="T17"> <text:s text:c="7"/></text:span><text:span text:style-name="T18">main() <text:s/># actual method doing the arg parsing/work</text:span><text:span text:style-name="T18"><text:line-break/></text:span><text:span text:style-name="T18"> <text:s text:c="7"/></text:span><text:span text:style-name="T17">return </text:span><text:span text:style-name="T19">0</text:span><text:span text:style-name="T19"><text:line-break/></text:span><text:span text:style-name="T19"> <text:s text:c="3"/></text:span><text:span text:style-name="T17">except </text:span><text:span text:style-name="T20">Exception</text:span><text:span text:style-name="T17">:</text:span><text:span text:style-name="T17"><text:line-break/></text:span><text:span text:style-name="T18"> <text:s text:c="7"/></text:span><text:span text:style-name="T17">return </text:span><text:span text:style-name="T21">1</text:span><text:span text:style-name="T21"><text:line-break/></text:span><text:span text:style-name="T21"/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ull code</text:p>
          </draw:text-box>
        </draw:frame>
        <draw:frame presentation:style-name="pr4" draw:layer="layout" svg:width="25.199cm" svg:height="9.134cm" svg:x="1.4cm" svg:y="3.685cm" presentation:class="outline">
          <draw:text-box>
            <text:p text:style-name="P7"><text:span text:style-name="T22">import </text:span><text:span text:style-name="T23">argparse</text:span><text:span text:style-name="T23"><text:line-break/></text:span><text:span text:style-name="T22">import </text:span><text:span text:style-name="T23">traceback</text:span><text:span text:style-name="T23"><text:line-break/></text:span><text:span text:style-name="T23"><text:line-break/></text:span><text:span text:style-name="T22">def </text:span><text:span text:style-name="T24">main</text:span><text:span text:style-name="T23">(</text:span><text:span text:style-name="T25">args</text:span><text:span text:style-name="T22">=None</text:span><text:span text:style-name="T23">)</text:span><text:span text:style-name="T22">:</text:span><text:span text:style-name="T22"><text:line-break/></text:span><text:span text:style-name="T26"> <text:s text:c="3"/></text:span><text:span text:style-name="T23">parser </text:span><text:span text:style-name="T22">= </text:span><text:span text:style-name="T23">argparse.ArgumentParser()</text:span><text:span text:style-name="T23"><text:line-break/></text:span><text:span text:style-name="T23"> <text:s text:c="3"/>parser.add_argument(</text:span><text:span text:style-name="T27">"--text"</text:span><text:span text:style-name="T23">, </text:span><text:span text:style-name="T28">help</text:span><text:span text:style-name="T22">=</text:span><text:span text:style-name="T27">"the text to output"</text:span><text:span text:style-name="T23">, </text:span><text:span text:style-name="T28">required</text:span><text:span text:style-name="T22">=True</text:span><text:span text:style-name="T23">)</text:span><text:span text:style-name="T23"><text:line-break/></text:span><text:span text:style-name="T23"> <text:s text:c="3"/>parsed </text:span><text:span text:style-name="T22">= </text:span><text:span text:style-name="T23">parser.parse_args(</text:span><text:span text:style-name="T28">args</text:span><text:span text:style-name="T22">=</text:span><text:span text:style-name="T25">args</text:span><text:span text:style-name="T23">)</text:span><text:span text:style-name="T23"><text:line-break/></text:span><text:span text:style-name="T23"> <text:s text:c="3"/></text:span><text:span text:style-name="T29">print</text:span><text:span text:style-name="T23">(parsed.text)</text:span><text:span text:style-name="T23"><text:line-break/></text:span><text:span text:style-name="T23"><text:line-break/></text:span><text:span text:style-name="T22">def </text:span><text:span text:style-name="T24">sys_main</text:span><text:span text:style-name="T23">()</text:span><text:span text:style-name="T22">:</text:span><text:span text:style-name="T22"><text:line-break/></text:span><text:span text:style-name="T26"> <text:s text:c="3"/></text:span><text:span text:style-name="T30">try:</text:span><text:span text:style-name="T30"><text:line-break/></text:span><text:span text:style-name="T30"> <text:s text:c="7"/></text:span><text:span text:style-name="T31">main()</text:span><text:span text:style-name="T31"><text:line-break/></text:span><text:span text:style-name="T31"> <text:s text:c="7"/></text:span><text:span text:style-name="T30">return </text:span><text:span text:style-name="T32">0</text:span><text:span text:style-name="T32"><text:line-break/></text:span><text:span text:style-name="T32"> <text:s text:c="3"/></text:span><text:span text:style-name="T30">except </text:span><text:span text:style-name="T33">Exception</text:span><text:span text:style-name="T30">:</text:span><text:span text:style-name="T30"><text:line-break/></text:span><text:span text:style-name="T30"> <text:s text:c="7"/></text:span><text:span text:style-name="T33">print</text:span><text:span text:style-name="T31">(traceback.format_exc())</text:span><text:span text:style-name="T31"><text:line-break/></text:span><text:span text:style-name="T31"> <text:s text:c="7"/></text:span><text:span text:style-name="T30">return </text:span><text:span text:style-name="T32">1</text:span><text:span text:style-name="T32"><text:line-break/></text:span><text:span text:style-name="T32"><text:line-break/></text:span><text:span text:style-name="T30">if </text:span><text:span text:style-name="T31">__name__ </text:span><text:span text:style-name="T30">== </text:span><text:span text:style-name="T34">'__main__'</text:span><text:span text:style-name="T30">:</text:span><text:span text:style-name="T30"><text:line-break/></text:span><text:span text:style-name="T30"> <text:s text:c="3"/></text:span><text:span text:style-name="T35">main(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...and in ac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hat happens when we install the projec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hanks to..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/>
                <text:p/>
                <text:p>Corey Sterling to figuring out console scripts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0T11:15:27.209704093</meta:creation-date>
    <dc:date>2019-11-12T08:41:59.997123050</dc:date>
    <meta:editing-duration>PT13H2M53S</meta:editing-duration>
    <meta:editing-cycles>7</meta:editing-cycles>
    <meta:generator>LibreOffice/6.0.7.3$Linux_X86_64 LibreOffice_project/00m0$Build-3</meta:generator>
    <meta:document-statistic meta:object-count="56"/>
  </office:meta>
</office:document-meta>
</file>